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216" officeooo:paragraph-rsid="0010c2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<text:soft-page-break/>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<text:soft-page-break/>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<text:soft-page-break/>FPDFPDFPDFPDFPDFPDFPDFPDFPDFPDFPDFPDFvvPDFPDFPDFPDFPDFPDFPDFPDFPDFPDFPDFPDFPDFPDF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vv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DFP<text:soft-page-break/>DFPDFPDFPDFPDFPDFPDFPDFPDFPDFPDFPDFPDFPDFPDFPDFPDFPDFPDFPDFPDFPDFPDFPDFPDFPDFPDFPDFPDFPDFPDFPDFPDFPDFPDFPDFPDFPDFPDFPDFPDFPDFPDFPDFPDFPDFPDFPDFPDFPDFPDFPDFPDFPDFPDFPDFPDFPDFPDFPDFPDFPDFPDFPDFvvPDFPDFPDFPDFPDFPDFPDFPDFPDFPDFPDFPDFPDFPD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1:21:41.261500639</meta:creation-date>
    <dc:date>2020-08-22T11:24:50.879977333</dc:date>
    <meta:editing-duration>PT3M11S</meta:editing-duration>
    <meta:editing-cycles>1</meta:editing-cycles>
    <meta:document-statistic meta:table-count="0" meta:image-count="0" meta:object-count="0" meta:page-count="319" meta:paragraph-count="1" meta:word-count="1" meta:character-count="1052465" meta:non-whitespace-character-count="1052465"/>
    <meta:generator>LibreOffice/6.4.4.2$Linux_X86_64 LibreOffice_project/40$Build-2</meta:generator>
  </office:meta>
</office:document-meta>
</file>